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TED speech</text:p>
      <text:p text:style-name="正文"/>
      <text:p text:style-name="正文">Ever given a presentation and felt like your throat was closing up or that there was a big lump in it? Or made an important request of your boss but thought your voice sounded as shaky as Jello on a trampoline?</text:p>
      <text:p text:style-name="正文"/>
      <text:p text:style-name="正文">Turns out, you don’t suffer from some unexplained physical malady. There’s an anatomical explanation for what happens to our voices when we’re under pressure, says speech-language pathologist and University of Pittsburgh professor Jackie Gartner-Schmidt.</text:p>
      <text:p text:style-name="正文"/>
      <text:p text:style-name="正文">All humans have vocal cords — also called vocal folds since they’re folds of tissue — which sit on top of our windpipes, right behind the Adam’s apple. “The real reason we have vocal folds is to protect ourselves,” says Gartner-Schmidt. In fact, they do the very important work of preventing us from inhaling water into our lungs whenever we drink something.</text:p>
      <text:p text:style-name="正文"/>
      <text:p text:style-name="正文">But researchers have found “in experimentally induced stressful situations — be it public speaking, hearing a loud startle sound or having cold water put on your body — that the muscles around the voice box and the muscles actually inside the voice box [a.k.a. the vocal folds] react,” says Gartner-Schmidt. “They activate, and in some cases, they close altogether.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 yj</meta:initial-creator>
    <dc:creator>w yj</dc:creator>
    <meta:creation-date>2022-10-07T13:43:00Z</meta:creation-date>
    <dc:date>2022-10-07T13:43:00Z</dc:date>
    <meta:template xlink:href="Normal.dotm" xlink:type="simple"/>
    <meta:editing-cycles>2</meta:editing-cycles>
    <meta:editing-duration>PT0S</meta:editing-duration>
    <meta:user-defined meta:name="GrammarlyDocumentId">26adffde448ae09efd86b8d61bbcd790d68ff39dae3cd2d833b9125d2c801e63</meta:user-defined>
    <meta:document-statistic meta:page-count="1" meta:paragraph-count="4" meta:word-count="195" meta:character-count="1203" meta:row-count="17" meta:non-whitespace-character-count="1012"/>
  </office:meta>
</office:document-meta>
</file>